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b41b4" officeooo:paragraph-rsid="000b41b4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c7847" officeooo:paragraph-rsid="000c7847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cc6ec" officeooo:paragraph-rsid="000cc6ec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officeooo:rsid="000b41b4" officeooo:paragraph-rsid="000b41b4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0c7847" officeooo:paragraph-rsid="000c7847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0cc6ec" officeooo:paragraph-rsid="000cc6ec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font-style="italic" fo:font-weight="bold" officeooo:rsid="000b41b4" officeooo:paragraph-rsid="000b41b4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Web Services</text:span></text:p>
      <text:p text:style-name="P1"><text:span text:style-name="T1"/></text:p>
      <text:p text:style-name="P1"><text:span text:style-name="T1">What is Web Service</text:span></text:p>
      <text:p text:style-name="P1"><text:span text:style-name="T1"/></text:p>
      <text:p text:style-name="P4"><text:span text:style-name="T2">Software system designed to support interoperable machine-to-machine interaction over a network.</text:span></text:p>
      <text:p text:style-name="P4"><text:span text:style-name="T2"/></text:p>
      <text:p text:style-name="P1"><text:span text:style-name="T2">3 Keys of Web Services</text:span></text:p>
      <text:p text:style-name="P1"><text:span text:style-name="T2"/></text:p>
      <text:p text:style-name="P1"><text:span text:style-name="T2">=&gt; </text:span><text:span text:style-name="T3">Designed for machine-to-machine(or application-to-application) interaction.</text:span></text:p>
      <text:p text:style-name="P1"><text:span text:style-name="T3">=&gt; Should be interoperable – Not platform dependent</text:span></text:p>
      <text:p text:style-name="P1"><text:span text:style-name="T3">=&gt; Should allow communication over a n/w.</text:span></text:p>
      <text:p text:style-name="P1"><text:span text:style-name="T3"/></text:p>
      <text:p text:style-name="P2"><text:span text:style-name="T2">How Data Exchange Happen b/w WebService and Client</text:span></text:p>
      <text:p text:style-name="P2"><text:span text:style-name="T2"/></text:p>
      <text:p text:style-name="P5"><text:span text:style-name="T2">It happen’s in the format of Request and Response. Client Request the data and WebServices send the Response Back.</text:span></text:p>
      <text:p text:style-name="P5"><text:span text:style-name="T2"/></text:p>
      <text:p text:style-name="P3"><text:span text:style-name="T2">How WebServices are platform independent</text:span></text:p>
      <text:p text:style-name="P3"><text:span text:style-name="T2"/></text:p>
      <text:p text:style-name="P6"><text:span text:style-name="T2"/></text:p>
      <text:p text:style-name="P1"/>
      <text:p text:style-name="P7">Key Terminoly in Web Services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4:15:45.960512674</meta:creation-date>
    <dc:date>2020-05-03T15:35:02.968060732</dc:date>
    <meta:editing-duration>PT44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79" meta:character-count="557" meta:non-whitespace-character-count="483"/>
  </office:meta>
</office:document-meta>
</file>